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93a" officeooo:paragraph-rsid="000d693a"/>
    </style:style>
    <style:style style:name="P2" style:family="paragraph" style:parent-style-name="Standard">
      <style:text-properties officeooo:rsid="000e2109" officeooo:paragraph-rsid="000e2109"/>
    </style:style>
    <style:style style:name="P3" style:family="paragraph" style:parent-style-name="Standard">
      <style:text-properties officeooo:rsid="000f9bfe" officeooo:paragraph-rsid="000f9bfe"/>
    </style:style>
    <style:style style:name="P4" style:family="paragraph" style:parent-style-name="Standard">
      <style:text-properties officeooo:rsid="000f9bfe" officeooo:paragraph-rsid="000f9bfe"/>
    </style:style>
    <style:style style:name="P5" style:family="paragraph" style:parent-style-name="Standard">
      <style:text-properties officeooo:rsid="00118e0d" officeooo:paragraph-rsid="00118e0d"/>
    </style:style>
    <style:style style:name="T1" style:family="text">
      <style:text-properties officeooo:rsid="000e2109"/>
    </style:style>
    <style:style style:name="T2" style:family="text">
      <style:text-properties officeooo:rsid="000f9b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heckout to stage branch and take a pull from stage branch</text:p>
      <text:p text:style-name="P1">2) Do the changes regarding the ticket</text:p>
      <text:p text:style-name="P1">3) Create a new branch in the name regarding the ticket.</text:p>
      <text:p text:style-name="P1">4) Use git add to add the newly made changes in newly created branch.</text:p>
      <text:p text:style-name="P1">5) <text:span text:style-name="T1">Use git commit -m “comment” to save the newly made changes</text:span></text:p>
      <text:p text:style-name="P2">6) Use git push origin branch name to <text:span text:style-name="T2">push the newly commited changes to remote repository</text:span></text:p>
      <text:p text:style-name="P3">7) Go to github.com and move to the repository where the change is commited and click the create pull request and add the reviewers.</text:p>
      <text:p text:style-name="P3">8) Copy the url after creating pull request and send to reviewers.</text:p>
      <text:p text:style-name="P3"/>
      <text:p text:style-name="P3"/>
      <text:p text:style-name="P5">Completed upto changing the code and checked out to new branch ‘feature/vat_user_issue”</text:p>
      <text:p text:style-name="P5"/>
      <text:p text:style-name="P5">pending process is git add filename</text:p>
      <text:p text:style-name="P5"><text:tab/><text:tab/> <text:s text:c="6"/>git commit -m “”</text:p>
      <text:p text:style-name="P5"><text:tab/><text:tab/> <text:s text:c="6"/>git push origin branch n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5:09:52.803557373</meta:creation-date>
    <dc:date>2022-05-23T22:19:46.857710035</dc:date>
    <meta:editing-duration>PT1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35" meta:character-count="756" meta:non-whitespace-character-count="615"/>
  </office:meta>
</office:document-meta>
</file>